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3"/>
  <manifest:file-entry manifest:media-type="" manifest:full-path="ObjectReplacements/Object 14"/>
  <manifest:file-entry manifest:media-type="" manifest:full-path="ObjectReplacements/Object 15"/>
  <manifest:file-entry manifest:media-type="application/x-openoffice-gdimetafile;windows_formatname=&quot;GDIMetaFile&quot;" manifest:full-path="ObjectReplacements/Object 16"/>
  <manifest:file-entry manifest:media-type="" manifest:full-path="ObjectReplacements/Object 18"/>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Tahoma1" svg:font-family="Tahoma, Lucidasans, 'Lucida Sans', 'Arial Unicode MS'"/>
    <style:font-face style:name="Times" svg:font-family="Times"/>
    <style:font-face style:name="Times New Roman" svg:font-family="'Times New Roman'"/>
    <style:font-face style:name="DejaVu Sans Mono" svg:font-family="'DejaVu Sans Mono'"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Bitstream Vera Sans" svg:font-family="'Bitstream Vera Sans'" style:font-adornments="Bold" style:font-family-generic="swiss" style:font-pitch="variable"/>
  </office:font-face-decls>
  <office:automatic-styles>
    <style:style style:name="P1" style:family="paragraph" style:parent-style-name="Text_20_body">
      <style:text-properties style:text-position="0% 100%"/>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text-properties fo:font-weight="normal" style:font-weight-asian="normal" style:font-weight-complex="normal"/>
    </style:style>
    <style:style style:name="P5" style:family="paragraph" style:parent-style-name="Heading_20_1">
      <style:paragraph-properties fo:break-before="page"/>
    </style:style>
    <style:style style:name="T1" style:family="text">
      <style:text-properties style:text-position="0% 100%"/>
    </style:style>
    <style:style style:name="T2" style:family="text">
      <style:text-properties style:text-position="0% 100%"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T3" style:family="text">
      <style:text-properties style:text-position="0% 100%" fo:font-weight="bold" style:font-weight-asian="bold" style:font-weight-complex="bold"/>
    </style:style>
    <style:style style:name="T4" style:family="text">
      <style:text-properties style:text-position="0% 100%"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DejaVu Sans Mono" fo:font-size="11pt" fo:font-style="normal" fo:font-weight="normal" style:font-name-asian="DejaVu Sans Mono" style:font-size-asian="11pt" style:font-style-asian="normal" style:font-weight-asian="normal" style:font-name-complex="DejaVu Sans Mono" style:font-size-complex="11pt" style:font-style-complex="normal" style:font-weight-complex="normal"/>
    </style:style>
    <style:style style:name="fr1"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style:shadow="none" draw:ole-draw-aspect="1"/>
    </style:style>
    <style:style style:name="fr4"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Ray Casting</text:p>
      <text:h text:style-name="Heading_20_1" text:outline-level="1">What space to work in:</text:h>
      <text:p text:style-name="Text_20_body">World or projection space?</text:p>
      <text:p text:style-name="Text_20_body">World: objects are easy, viewport geometry needs calculation.</text:p>
      <text:p text:style-name="Text_20_body">Projection: viewport is easy, objects must be transformed</text:p>
      <text:p text:style-name="P3">trouble: projection space is 4D with homogeneous coordinates so we'll use world</text:p>
      <text:h text:style-name="Heading_20_1" text:outline-level="1">Screen to world map</text:h>
      <text:p text:style-name="Text_20_body">Pixel space:</text:p>
      <text:p text:style-name="Text_20_body"><text:tab/>A pixel (i,j) in <draw:frame draw:style-name="fr1" draw:name="Object2" text:anchor-type="as-char" svg:width="0.8701in" svg:height="0.1819in" draw:z-index="0"><draw:object xlink:href="./Object 1" xlink:type="simple" xlink:show="embed" xlink:actuate="onLoad"/><draw:image xlink:href="./ObjectReplacements/Object 1" xlink:type="simple" xlink:show="embed" xlink:actuate="onLoad"/></draw:frame></text:p>
      <text:p text:style-name="Text_20_body">corresponds to a point <draw:frame draw:style-name="fr2" draw:name="Object7" text:anchor-type="as-char" svg:width="0.5008in" svg:height="0.1925in" draw:z-index="1"><draw:object xlink:href="./Object 2" xlink:type="simple" xlink:show="embed" xlink:actuate="onLoad"/><draw:image xlink:href="./ObjectReplacements/Object 2" xlink:type="simple" xlink:show="embed" xlink:actuate="onLoad"/></draw:frame> in projection space<text:span text:style-name="T1"> </text:span><text:span text:style-name="T1"><draw:frame draw:style-name="fr1" draw:name="Object6" text:anchor-type="as-char" svg:width="1.0457in" svg:height="0.1819in" draw:z-index="2"><draw:object xlink:href="./Object 3" xlink:type="simple" xlink:show="embed" xlink:actuate="onLoad"/><draw:image xlink:href="./ObjectReplacements/Object 3" xlink:type="simple" xlink:show="embed" xlink:actuate="onLoad"/></draw:frame></text:span></text:p>
      <text:p text:style-name="P1"><text:tab/> <draw:frame draw:style-name="fr3" draw:name="Object5" text:anchor-type="as-char" svg:width="3.0618in" svg:height="0.4335in" draw:z-index="3"><draw:object xlink:href="./Object 4" xlink:type="simple" xlink:show="embed" xlink:actuate="onLoad"/><draw:image xlink:href="./ObjectReplacements/Object 4" xlink:type="simple" xlink:show="embed" xlink:actuate="onLoad"/></draw:frame></text:p>
      <text:p text:style-name="P1">A ray behind point <draw:frame draw:style-name="fr2" draw:name="Object9" text:anchor-type="as-char" svg:width="0.5008in" svg:height="0.1925in" draw:z-index="4"><draw:object xlink:href="./Object 5" xlink:type="simple" xlink:show="embed" xlink:actuate="onLoad"/><draw:image xlink:href="./ObjectReplacements/Object 5" xlink:type="simple" xlink:show="embed" xlink:actuate="onLoad"/></draw:frame>in projection space is determined by two points</text:p>
      <text:p text:style-name="Text_20_body"><text:span text:style-name="T1"><text:tab/></text:span><text:span text:style-name="T2"><draw:frame draw:style-name="fr2" draw:name="Object4" text:anchor-type="as-char" svg:width="2.4654in" svg:height="0.2311in" draw:z-index="10"><draw:object xlink:href="./Object 11" xlink:type="simple" xlink:show="embed" xlink:actuate="onLoad"/><draw:image xlink:href="./ObjectReplacements/Object 11" xlink:type="simple" xlink:show="embed" xlink:actuate="onLoad"/></draw:frame></text:span></text:p>
      <text:p text:style-name="P1"/>
      <text:p text:style-name="P1"><text:span text:style-name="T1">The world space points, </text:span><text:span text:style-name="T1"><draw:frame draw:style-name="fr2" draw:name="Object13" text:anchor-type="as-char" svg:width="0.1799in" svg:height="0.1535in" draw:z-index="5"><draw:object xlink:href="./Object 7" xlink:type="simple" xlink:show="embed" xlink:actuate="onLoad"/><draw:image xlink:href="./ObjectReplacements/Object 7" xlink:type="simple" xlink:show="embed" xlink:actuate="onLoad"/></draw:frame></text:span><text:span text:style-name="T1"> and </text:span><text:span text:style-name="T1"><draw:frame draw:style-name="fr2" draw:name="Object14" text:anchor-type="as-char" svg:width="0.1744in" svg:height="0.1535in" draw:z-index="6"><draw:object xlink:href="./Object 8" xlink:type="simple" xlink:show="embed" xlink:actuate="onLoad"/><draw:image xlink:href="./ObjectReplacements/Object 8" xlink:type="simple" xlink:show="embed" xlink:actuate="onLoad"/></draw:frame></text:span><text:span text:style-name="T1">, that map to </text:span><text:span text:style-name="T1"><draw:frame draw:style-name="fr2" draw:name="Object11" text:anchor-type="as-char" svg:width="0.1799in" svg:height="0.1535in" draw:z-index="7"><draw:object xlink:href="./Object 9" xlink:type="simple" xlink:show="embed" xlink:actuate="onLoad"/><draw:image xlink:href="./ObjectReplacements/Object 9" xlink:type="simple" xlink:show="embed" xlink:actuate="onLoad"/></draw:frame></text:span><text:span text:style-name="T1"> and </text:span><text:span text:style-name="T1"><draw:frame draw:style-name="fr2" draw:name="Object12" text:anchor-type="as-char" svg:width="0.1744in" svg:height="0.1535in" draw:z-index="8"><draw:object xlink:href="./Object 10" xlink:type="simple" xlink:show="embed" xlink:actuate="onLoad"/><draw:image xlink:href="./ObjectReplacements/Object 10" xlink:type="simple" xlink:show="embed" xlink:actuate="onLoad"/></draw:frame></text:span></text:p>
      <text:p text:style-name="Text_20_body"><text:span text:style-name="T1"><text:tab/></text:span><text:span text:style-name="T2"><draw:frame draw:style-name="fr2" draw:name="Object3" text:anchor-type="as-char" svg:width="1.0083in" svg:height="0.389in" draw:z-index="9"><draw:object xlink:href="./Object 18" xlink:type="simple" xlink:show="embed" xlink:actuate="onLoad"/><draw:image xlink:href="./ObjectReplacements/Object 18" xlink:type="simple" xlink:show="embed" xlink:actuate="onLoad"/></draw:frame></text:span></text:p>
      <text:p text:style-name="P1">can be solved for</text:p>
      <text:p text:style-name="Text_20_body"><text:span text:style-name="T1"><text:tab/></text:span><text:span text:style-name="T7"><draw:frame draw:style-name="fr2" draw:name="Object8" text:anchor-type="as-char" svg:width="2.0965in" svg:height="0.4339in" draw:z-index="11"><draw:object xlink:href="./Object 6" xlink:type="simple" xlink:show="embed" xlink:actuate="onLoad"/><draw:image xlink:href="./ObjectReplacements/Object 6" xlink:type="simple" xlink:show="embed" xlink:actuate="onLoad"/></draw:frame></text:span></text:p>
      <text:p text:style-name="P1"/>
      <text:h text:style-name="Heading_20_1" text:outline-level="1">Efficiency of screen to world map</text:h>
      <text:p text:style-name="Text_20_body"><text:span text:style-name="T1">We can do much better than inverting two points per ray, by writing points as linear combinations of </text:span><text:span text:style-name="T3">basis</text:span><text:span text:style-name="T4"> vectors:</text:span></text:p>
      <text:p text:style-name="Text_20_body">Let <draw:frame draw:style-name="fr2" draw:name="Object18" text:anchor-type="as-char" svg:width="1.152in" svg:height="0.8772in" draw:z-index="14"><draw:object xlink:href="./Object 13" xlink:type="simple" xlink:show="embed" xlink:actuate="onLoad"/><draw:image xlink:href="./ObjectReplacements/Object 13" xlink:type="simple" xlink:show="embed" xlink:actuate="onLoad"/></draw:frame> be a basis for points in projection space,</text:p>
      <text:p text:style-name="Text_20_body">and <draw:frame draw:style-name="fr2" draw:name="Object16" text:anchor-type="as-char" svg:width="1.1654in" svg:height="0.8563in" draw:z-index="15"><draw:object xlink:href="./Object 14" xlink:type="simple" xlink:show="embed" xlink:actuate="onLoad"/><draw:image xlink:href="./ObjectReplacements/Object 14" xlink:type="simple" xlink:show="embed" xlink:actuate="onLoad"/></draw:frame> be the corresponding basis in world coordinates</text:p>
      <text:p text:style-name="Text_20_body"/>
      <text:p text:style-name="Text_20_body">then</text:p>
      <text:p text:style-name="Text_20_body"><text:tab/><draw:frame draw:style-name="fr2" draw:name="Object10" text:anchor-type="as-char" svg:width="3.2791in" svg:height="0.4717in" draw:z-index="12"><draw:object xlink:href="./Object 12" xlink:type="simple" xlink:show="embed" xlink:actuate="onLoad"/><draw:image xlink:href="./ObjectReplacements/Object 12" xlink:type="simple" xlink:show="embed" xlink:actuate="onLoad"/></draw:frame></text:p>
      <text:p text:style-name="Text_20_body">so </text:p>
      <text:p text:style-name="Text_20_body"><text:tab/><draw:frame draw:style-name="fr2" draw:name="Object15" text:anchor-type="as-char" svg:width="3.3161in" svg:height="0.4244in" draw:z-index="13"><draw:object xlink:href="./Object 15" xlink:type="simple" xlink:show="embed" xlink:actuate="onLoad"/><draw:image xlink:href="./ObjectReplacements/Object 15" xlink:type="simple" xlink:show="embed" xlink:actuate="onLoad"/></draw:frame></text:p>
      <text:p text:style-name="Text_20_body">Note that A and B are homogeneous coordinates, </text:p>
      <text:p text:style-name="Text_20_body">so don't forget to do the homogeneous division</text:p>
      <text:h text:style-name="P5" text:outline-level="1">Problem with spatial decomposition enhancements:</text:h>
      <text:p text:style-name="Text_20_body">If the spatial decomposition method </text:p>
      <text:p text:style-name="Text_20_body"><text:tab/>does not <text:span text:style-name="T5">split</text:span><text:span text:style-name="T6"> objects across boundaries, then</text:span></text:p>
      <text:p text:style-name="P2"><text:tab/>objects can be in more than one cell</text:p>
      <text:p text:style-name="P2"><draw:frame draw:style-name="fr4" draw:name="Object1" text:anchor-type="paragraph" svg:x="3.5307in" svg:y="0.0736in" svg:width="2.9626in" svg:height="1.7063in" draw:z-index="16"><draw:object xlink:href="./Object 16" xlink:type="simple" xlink:show="embed" xlink:actuate="onLoad"/><draw:image xlink:href="./ObjectReplacements/Object 16" xlink:type="simple" xlink:show="embed" xlink:actuate="onLoad"/><svg:desc>OLE-object</svg:desc></draw:frame><text:tab/>objects can flow outside a cell</text:p>
      <text:p text:style-name="Text_20_body"><text:span text:style-name="T5">Wrong:</text:span><text:span text:style-name="T6"><text:tab/><text:tab/></text:span></text:p>
      <text:p text:style-name="P2"><text:tab/>Ray R hits cell C1 first</text:p>
      <text:p text:style-name="P2"><text:tab/>C1 contains A</text:p>
      <text:p text:style-name="P2"><text:tab/>R intersects A</text:p>
      <text:p text:style-name="P2"><text:tab/>Conclude R intersect A first</text:p>
      <text:p text:style-name="Text_20_body"><text:span text:style-name="T5">Right</text:span><text:span text:style-name="T6">:</text:span></text:p>
      <text:p text:style-name="P2"><text:tab/>Ray R hits cell C1 first</text:p>
      <text:p text:style-name="P2"><text:tab/>C1 contains A</text:p>
      <text:p text:style-name="P2"><text:tab/>R intersects A (but not in current cell C1)</text:p>
      <text:p text:style-name="P2"><text:tab/>Record <text:s/>Intersection(R,A), but continue</text:p>
      <text:p text:style-name="P2"/>
      <text:p text:style-name="P2"><text:tab/>Ray R hits cell C2 next</text:p>
      <text:p text:style-name="P2"><text:tab/>C2 contains A and B</text:p>
      <text:p text:style-name="P2"><text:tab/>Intersection(R,B) is found</text:p>
      <text:p text:style-name="P2"><text:tab/>Intersection(R,A) is known from previous cell</text:p>
      <text:p text:style-name="P2"><text:tab/>Front most of intersections is Intersection(R,B)</text:p>
      <text:p text:style-name="Text_20_body"><text:span text:style-name="T5">Rules</text:span><text:span text:style-name="T6">:</text:span></text:p>
      <text:p text:style-name="P2"><text:tab/>In a cell, for each object Ob contained/touching a cell:</text:p>
      <text:p text:style-name="P2"><text:tab/><text:tab/>lookup previously calculated Intersection(R,Ob), </text:p>
      <text:p text:style-name="P2"><text:tab/><text:tab/>or if not found, calculate the Intersection(R,OB)</text:p>
      <text:p text:style-name="Text_20_body"><text:span text:style-name="T6"><text:tab/>If one or more intersection are </text:span><text:span text:style-name="T5">in the current cell</text:span><text:span text:style-name="T6">:</text:span></text:p>
      <text:p text:style-name="P2"><text:tab/><text:tab/>choose the front most</text:p>
      <text:p text:style-name="Text_20_body"><text:span text:style-name="T6"><text:tab/>If any intersections are </text:span><text:span text:style-name="T5">outside the current cell</text:span><text:span text:style-name="T6">:</text:span></text:p>
      <text:p text:style-name="P2"><text:tab/><text:tab/>record intersection point for later use,</text:p>
      <text:p text:style-name="P2"><text:tab/><text:tab/>and continue along R to next cell.</text:p>
      <text:p text:style-name="P2"><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Tahoma1" svg:font-family="Tahoma, Lucidasans, 'Lucida Sans', 'Arial Unicode MS'"/>
    <style:font-face style:name="Times" svg:font-family="Times"/>
    <style:font-face style:name="Times New Roman" svg:font-family="'Times New Roman'"/>
    <style:font-face style:name="DejaVu Sans Mono" svg:font-family="'DejaVu Sans Mono'"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1"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Bitstream Vera Sans" svg:font-family="'Bitstream Vera Sans'"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font-name-asian="Bitstream Vera San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25in" fo:margin-right="0in" fo:margin-top="0in" fo:margin-bottom="0in" fo:text-indent="0in" style:auto-text-indent="false"/>
      <style:text-properties style:font-name="Bitstream Vera Serif" fo:font-weight="normal"/>
    </style:style>
    <style:style style:name="Text_20_body" style:display-name="Text body" style:family="paragraph" style:parent-style-name="Standard" style:class="text">
      <style:paragraph-properties fo:margin-top="0in" fo:margin-bottom="0in"/>
    </style:style>
    <style:style style:name="List_20_Indent" style:display-name="List Indent" style:family="paragraph" style:parent-style-name="Text_20_body" style:class="text">
      <style:paragraph-properties fo:margin-left="0.2in" fo:margin-right="0in" fo:margin-top="0in" fo:margin-bottom="0in" fo:text-indent="0in" style:auto-text-indent="false">
        <style:tab-stops>
          <style:tab-stop style:position="0in"/>
        </style:tab-stops>
      </style:paragraph-properties>
    </style:style>
    <style:style style:name="Heading" style:family="paragraph" style:parent-style-name="Standard" style:next-style-name="Text_20_body" style:class="text">
      <style:paragraph-properties fo:margin-left="0in" fo:margin-right="0in" fo:margin-top="0.1701in" fo:margin-bottom="0.1598in" fo:text-align="center" style:justify-single-word="false" fo:text-indent="0in" style:auto-text-indent="false" fo:keep-with-next="always"/>
      <style:text-properties style:font-name="Bitstream Vera Sans" fo:font-size="24pt" fo:font-weight="bold"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0.0598in" fo:margin-bottom="0in" fo:text-align="start" style:justify-single-word="false"/>
      <style:text-properties style:font-name="Bitstream Vera Serif1" fo:font-size="14pt" fo:font-weight="bold" style:font-size-asian="115%" style:font-weight-asian="bold" style:font-size-complex="115%" style:font-weight-complex="bold"/>
    </style:style>
    <style:style style:name="List" style:family="paragraph" style:parent-style-name="Text_20_body" style:class="list">
      <style:text-properties style:font-name="Times New Roman"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style:font-name-complex="Tahoma1"/>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WW8Num10z0" style:family="text">
      <style:text-properties style:font-name="Symbo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8in" fo:margin-bottom="0.8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meta:creation-date>2005-09-06T10:58:19</meta:creation-date>
    <dc:date>2011-10-11T11:57:00</dc:date>
    <meta:print-date>2011-10-11T11:56:54</meta:print-date>
    <meta:editing-cycles>63</meta:editing-cycles>
    <meta:editing-duration>P1DT22H19M8S</meta:editing-duration>
    <meta:printed-by>Gary Herron</meta:printed-by>
    <meta:document-statistic meta:table-count="0" meta:image-count="0" meta:object-count="17" meta:page-count="2" meta:paragraph-count="57" meta:word-count="298" meta:character-count="1808"/>
    <dc:creator>Gary Herron</dc:creator>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o math:stretchy="false">[</math:mo>
        <math:mrow>
          <math:mn>0,</math:mn>
          <math:mi>w</math:mi>
        </math:mrow>
        <math:mo math:stretchy="false">]</math:mo>
      </math:mrow>
      <math:mo math:stretchy="false">×</math:mo>
      <math:mrow>
        <math:mo math:stretchy="false">[</math:mo>
        <math:mrow>
          <math:mn>0,</math:mn>
          <math:mi>h</math:mi>
        </math:mrow>
        <math:mo math:stretchy="false">]</math:mo>
      </math:mrow>
    </math:mrow>
    <math:annotation math:encoding="StarMath 5.0">[0,w] times [0,h]</math:annotation>
  </math:semantics>
</math:math>
</file>

<file path=Object 10/content.xml><?xml version="1.0" encoding="utf-8"?>
<!DOCTYPE math  PUBLIC '-//OpenOffice.org//DTD Modified W3C MathML 1.01//EN'  'math.dtd'>
<math:math xmlns:math="http://www.w3.org/1998/Math/MathML">
  <math:semantics>
    <math:mover math:accent="true">
      <math:mi>B</math:mi>
      <math:mo math:stretchy="false">ˉ</math:mo>
    </math:mover>
    <math:annotation math:encoding="StarMath 5.0">bar B</math:annotation>
  </math:semantics>
</math:math>
</file>

<file path=Object 11/content.xml><?xml version="1.0" encoding="utf-8"?>
<!DOCTYPE math  PUBLIC '-//OpenOffice.org//DTD Modified W3C MathML 1.01//EN'  'math.dtd'>
<math:math xmlns:math="http://www.w3.org/1998/Math/MathML">
  <math:semantics>
    <math:mrow>
      <math:mrow>
        <math:mover math:accent="true">
          <math:mi>A</math:mi>
          <math:mo math:stretchy="false">ˉ</math:mo>
        </math:mover>
        <math:mo math:stretchy="false">=</math:mo>
        <math:msup>
          <math:mrow>
            <math:mo math:stretchy="false">(</math:mo>
            <math:mrow>
              <math:msub>
                <math:mi>s</math:mi>
                <math:mi>x</math:mi>
              </math:msub>
              <math:mi>,</math:mi>
              <math:msub>
                <math:mi>s</math:mi>
                <math:mi>y</math:mi>
              </math:msub>
              <math:mi>,</math:mi>
              <math:mn>0,1</math:mn>
            </math:mrow>
            <math:mo math:stretchy="false">)</math:mo>
          </math:mrow>
          <math:mi>T</math:mi>
        </math:msup>
      </math:mrow>
      <math:mi>,</math:mi>
      <math:mi/>
      <math:mrow>
        <math:mover math:accent="true">
          <math:mi>B</math:mi>
          <math:mo math:stretchy="false">ˉ</math:mo>
        </math:mover>
        <math:mo math:stretchy="false">=</math:mo>
        <math:msup>
          <math:mrow>
            <math:mo math:stretchy="false">(</math:mo>
            <math:mrow>
              <math:msub>
                <math:mi>s</math:mi>
                <math:mi>x</math:mi>
              </math:msub>
              <math:mi>,</math:mi>
              <math:msub>
                <math:mi>s</math:mi>
                <math:mi>y</math:mi>
              </math:msub>
              <math:mi>,</math:mi>
              <math:mn>1,1</math:mn>
            </math:mrow>
            <math:mo math:stretchy="false">)</math:mo>
          </math:mrow>
          <math:mi>T</math:mi>
        </math:msup>
      </math:mrow>
    </math:mrow>
    <math:annotation math:encoding="StarMath 5.0">bar A = (s_x,s_y,0,1)^T, ~~ bar B = (s_x,s_y,1,1)^T</math:annotation>
  </math:semantics>
</math:math>
</file>

<file path=Object 12/content.xml><?xml version="1.0" encoding="utf-8"?>
<!DOCTYPE math  PUBLIC '-//OpenOffice.org//DTD Modified W3C MathML 1.01//EN'  'math.dtd'>
<math:math xmlns:math="http://www.w3.org/1998/Math/MathML">
  <math:semantics>
    <math:mtable>
      <math:mtr>
        <math:mrow>
          <math:mrow>
            <math:mover math:accent="true">
              <math:mi>A</math:mi>
              <math:mo math:stretchy="false">ˉ</math:mo>
            </math:mover>
            <math:mo math:stretchy="false">=</math:mo>
            <math:msup>
              <math:mrow>
                <math:mo math:stretchy="false">(</math:mo>
                <math:mrow>
                  <math:msub>
                    <math:mi>s</math:mi>
                    <math:mi>x</math:mi>
                  </math:msub>
                  <math:mi>,</math:mi>
                  <math:msub>
                    <math:mi>s</math:mi>
                    <math:mi>y</math:mi>
                  </math:msub>
                  <math:mi>,</math:mi>
                  <math:mn>0,1</math:mn>
                </math:mrow>
                <math:mo math:stretchy="false">)</math:mo>
              </math:mrow>
              <math:mi>T</math:mi>
            </math:msup>
          </math:mrow>
          <math:mrow>
            <math:mi/>
            <math:mo math:stretchy="false">=</math:mo>
            <math:mi/>
          </math:mrow>
          <math:mover math:accent="true">
            <math:mi>O</math:mi>
            <math:mo math:stretchy="false">ˉ</math:mo>
          </math:mover>
          <math:mrow>
            <math:mi/>
            <math:mo math:stretchy="false">+</math:mo>
            <math:mi/>
          </math:mrow>
          <math:msub>
            <math:mi>s</math:mi>
            <math:mi>x</math:mi>
          </math:msub>
          <math:mover math:accent="true">
            <math:mi>X</math:mi>
            <math:mo math:stretchy="false">ˉ</math:mo>
          </math:mover>
          <math:mrow>
            <math:mi/>
            <math:mo math:stretchy="false">+</math:mo>
            <math:mi/>
          </math:mrow>
          <math:msub>
            <math:mi>s</math:mi>
            <math:mi>y</math:mi>
          </math:msub>
          <math:mover math:accent="true">
            <math:mi>Y</math:mi>
            <math:mo math:stretchy="false">ˉ</math:mo>
          </math:mover>
          <math:mphantom>
            <math:mstyle>
              <math:mrow>
                <math:mrow>
                  <math:mrow>
                    <math:mi/>
                    <math:mo math:stretchy="false">+</math:mo>
                    <math:mi/>
                  </math:mrow>
                  <math:mn>1</math:mn>
                  <math:mover math:accent="true">
                    <math:mi>Z</math:mi>
                    <math:mo math:stretchy="false">ˉ</math:mo>
                  </math:mover>
                </math:mrow>
              </math:mrow>
            </math:mstyle>
          </math:mphantom>
        </math:mrow>
      </math:mtr>
      <math:mtr>
        <math:mrow>
          <math:mrow>
            <math:mover math:accent="true">
              <math:mi>B</math:mi>
              <math:mo math:stretchy="false">ˉ</math:mo>
            </math:mover>
            <math:mo math:stretchy="false">=</math:mo>
            <math:msup>
              <math:mrow>
                <math:mo math:stretchy="false">(</math:mo>
                <math:mrow>
                  <math:msub>
                    <math:mi>s</math:mi>
                    <math:mi>x</math:mi>
                  </math:msub>
                  <math:mi>,</math:mi>
                  <math:msub>
                    <math:mi>s</math:mi>
                    <math:mi>y</math:mi>
                  </math:msub>
                  <math:mi>,</math:mi>
                  <math:mn>1,1</math:mn>
                </math:mrow>
                <math:mo math:stretchy="false">)</math:mo>
              </math:mrow>
              <math:mi>T</math:mi>
            </math:msup>
          </math:mrow>
          <math:mrow>
            <math:mi/>
            <math:mo math:stretchy="false">=</math:mo>
            <math:mi/>
          </math:mrow>
          <math:mover math:accent="true">
            <math:mi>O</math:mi>
            <math:mo math:stretchy="false">ˉ</math:mo>
          </math:mover>
          <math:mrow>
            <math:mi/>
            <math:mo math:stretchy="false">+</math:mo>
            <math:mi/>
          </math:mrow>
          <math:msub>
            <math:mi>s</math:mi>
            <math:mi>x</math:mi>
          </math:msub>
          <math:mover math:accent="true">
            <math:mi>X</math:mi>
            <math:mo math:stretchy="false">ˉ</math:mo>
          </math:mover>
          <math:mrow>
            <math:mi/>
            <math:mo math:stretchy="false">+</math:mo>
            <math:mi/>
          </math:mrow>
          <math:msub>
            <math:mi>s</math:mi>
            <math:mi>y</math:mi>
          </math:msub>
          <math:mover math:accent="true">
            <math:mi>Y</math:mi>
            <math:mo math:stretchy="false">ˉ</math:mo>
          </math:mover>
          <math:mrow>
            <math:mi/>
            <math:mo math:stretchy="false">+</math:mo>
            <math:mi/>
          </math:mrow>
          <math:mn>1</math:mn>
          <math:mover math:accent="true">
            <math:mi>Z</math:mi>
            <math:mo math:stretchy="false">ˉ</math:mo>
          </math:mover>
        </math:mrow>
      </math:mtr>
    </math:mtable>
    <math:annotation math:encoding="StarMath 5.0">bar A = (s_x,s_y,0,1)^T ~=~ bar O ~+~ s_x bar X ~+~ s_y bar Y phantom {~+~ 1 bar Z} newline
 bar B = (s_x,s_y,1,1)^T ~=~ bar O ~+~ s_x bar X ~+~ s_y bar Y ~+~ 1 bar Z</math:annotation>
  </math:semantics>
</math:math>
</file>

<file path=Object 13/content.xml><?xml version="1.0" encoding="utf-8"?>
<!DOCTYPE math  PUBLIC '-//OpenOffice.org//DTD Modified W3C MathML 1.01//EN'  'math.dtd'>
<math:math xmlns:math="http://www.w3.org/1998/Math/MathML">
  <math:semantics>
    <math:mtable>
      <math:mtr>
        <math:mrow>
          <math:mover math:accent="true">
            <math:mi>O</math:mi>
            <math:mo math:stretchy="false">ˉ</math:mo>
          </math:mover>
          <math:mrow>
            <math:mi/>
            <math:mo math:stretchy="false">=</math:mo>
            <math:mi/>
          </math:mrow>
          <math:msup>
            <math:mrow>
              <math:mo math:stretchy="false">(</math:mo>
              <math:mn>0,0,0,1</math:mn>
              <math:mo math:stretchy="false">)</math:mo>
            </math:mrow>
            <math:mi>T</math:mi>
          </math:msup>
        </math:mrow>
      </math:mtr>
      <math:mtr>
        <math:mrow>
          <math:mover math:accent="true">
            <math:mi>X</math:mi>
            <math:mo math:stretchy="false">ˉ</math:mo>
          </math:mover>
          <math:mrow>
            <math:mi/>
            <math:mo math:stretchy="false">=</math:mo>
            <math:mi/>
          </math:mrow>
          <math:msup>
            <math:mrow>
              <math:mo math:stretchy="false">(</math:mo>
              <math:mn>1,0,0,0</math:mn>
              <math:mo math:stretchy="false">)</math:mo>
            </math:mrow>
            <math:mi>T</math:mi>
          </math:msup>
        </math:mrow>
      </math:mtr>
      <math:mtr>
        <math:mrow>
          <math:mover math:accent="true">
            <math:mi>Y</math:mi>
            <math:mo math:stretchy="false">ˉ</math:mo>
          </math:mover>
          <math:mrow>
            <math:mi/>
            <math:mo math:stretchy="false">=</math:mo>
            <math:mi/>
          </math:mrow>
          <math:msup>
            <math:mrow>
              <math:mo math:stretchy="false">(</math:mo>
              <math:mn>0,1,0,0</math:mn>
              <math:mo math:stretchy="false">)</math:mo>
            </math:mrow>
            <math:mi>T</math:mi>
          </math:msup>
        </math:mrow>
      </math:mtr>
      <math:mtr>
        <math:mrow>
          <math:mover math:accent="true">
            <math:mi>Z</math:mi>
            <math:mo math:stretchy="false">ˉ</math:mo>
          </math:mover>
          <math:mrow>
            <math:mi/>
            <math:mo math:stretchy="false">=</math:mo>
            <math:mi/>
          </math:mrow>
          <math:msup>
            <math:mrow>
              <math:mo math:stretchy="false">(</math:mo>
              <math:mn>0,0,1,0</math:mn>
              <math:mo math:stretchy="false">)</math:mo>
            </math:mrow>
            <math:mi>T</math:mi>
          </math:msup>
        </math:mrow>
      </math:mtr>
    </math:mtable>
    <math:annotation math:encoding="StarMath 5.0">bar O ~=~ (0,0,0,1)^T newline
 	bar X ~=~ (1,0,0,0)^T newline
 	bar Y ~=~ (0,1,0,0)^T newline
 	bar Z ~=~ (0,0,1,0)^T</math:annotation>
  </math:semantics>
</math:math>
</file>

<file path=Object 14/content.xml><?xml version="1.0" encoding="utf-8"?>
<!DOCTYPE math  PUBLIC '-//OpenOffice.org//DTD Modified W3C MathML 1.01//EN'  'math.dtd'>
<math:math xmlns:math="http://www.w3.org/1998/Math/MathML">
  <math:semantics>
    <math:mtable>
      <math:mtr>
        <math:mrow>
          <math:mi>O</math:mi>
          <math:mrow>
            <math:mi/>
            <math:mo math:stretchy="false">=</math:mo>
            <math:mi/>
          </math:mrow>
          <math:msup>
            <math:mi>V</math:mi>
            <math:mrow>
              <math:mo math:stretchy="false">−</math:mo>
              <math:mn>1</math:mn>
            </math:mrow>
          </math:msup>
          <math:msup>
            <math:mi>P</math:mi>
            <math:mrow>
              <math:mo math:stretchy="false">−</math:mo>
              <math:mn>1</math:mn>
            </math:mrow>
          </math:msup>
          <math:mover math:accent="true">
            <math:mi>O</math:mi>
            <math:mo math:stretchy="false">ˉ</math:mo>
          </math:mover>
        </math:mrow>
      </math:mtr>
      <math:mtr>
        <math:mrow>
          <math:mi>X</math:mi>
          <math:mrow>
            <math:mi/>
            <math:mo math:stretchy="false">=</math:mo>
            <math:mi/>
          </math:mrow>
          <math:msup>
            <math:mi>V</math:mi>
            <math:mrow>
              <math:mo math:stretchy="false">−</math:mo>
              <math:mn>1</math:mn>
            </math:mrow>
          </math:msup>
          <math:msup>
            <math:mi>P</math:mi>
            <math:mrow>
              <math:mo math:stretchy="false">−</math:mo>
              <math:mn>1</math:mn>
            </math:mrow>
          </math:msup>
          <math:mover math:accent="true">
            <math:mi>X</math:mi>
            <math:mo math:stretchy="false">ˉ</math:mo>
          </math:mover>
        </math:mrow>
      </math:mtr>
      <math:mtr>
        <math:mrow>
          <math:mi>Y</math:mi>
          <math:mrow>
            <math:mi/>
            <math:mo math:stretchy="false">=</math:mo>
            <math:mi/>
          </math:mrow>
          <math:msup>
            <math:mi>V</math:mi>
            <math:mrow>
              <math:mo math:stretchy="false">−</math:mo>
              <math:mn>1</math:mn>
            </math:mrow>
          </math:msup>
          <math:msup>
            <math:mi>P</math:mi>
            <math:mrow>
              <math:mo math:stretchy="false">−</math:mo>
              <math:mn>1</math:mn>
            </math:mrow>
          </math:msup>
          <math:mover math:accent="true">
            <math:mi>Y</math:mi>
            <math:mo math:stretchy="false">ˉ</math:mo>
          </math:mover>
        </math:mrow>
      </math:mtr>
      <math:mtr>
        <math:mrow>
          <math:mi>Z</math:mi>
          <math:mrow>
            <math:mi/>
            <math:mo math:stretchy="false">=</math:mo>
            <math:mi/>
          </math:mrow>
          <math:msup>
            <math:mi>V</math:mi>
            <math:mrow>
              <math:mo math:stretchy="false">−</math:mo>
              <math:mn>1</math:mn>
            </math:mrow>
          </math:msup>
          <math:msup>
            <math:mi>P</math:mi>
            <math:mrow>
              <math:mo math:stretchy="false">−</math:mo>
              <math:mn>1</math:mn>
            </math:mrow>
          </math:msup>
          <math:mover math:accent="true">
            <math:mi>Z</math:mi>
            <math:mo math:stretchy="false">ˉ</math:mo>
          </math:mover>
        </math:mrow>
      </math:mtr>
    </math:mtable>
    <math:annotation math:encoding="StarMath 5.0">O ~=~ V^-1 P^-1 bar O newline
 X ~=~ V^-1 P^-1 bar X newline
 Y ~=~ V^-1 P^-1 bar Y newline
 Z ~=~ V^-1 P^-1 bar Z</math:annotation>
  </math:semantics>
</math:math>
</file>

<file path=Object 15/content.xml><?xml version="1.0" encoding="utf-8"?>
<!DOCTYPE math  PUBLIC '-//OpenOffice.org//DTD Modified W3C MathML 1.01//EN'  'math.dtd'>
<math:math xmlns:math="http://www.w3.org/1998/Math/MathML">
  <math:semantics>
    <math:mtable>
      <math:mtr>
        <math:mrow>
          <math:mi>A</math:mi>
          <math:mrow>
            <math:mi/>
            <math:mo math:stretchy="false">=</math:mo>
            <math:mi/>
          </math:mrow>
          <math:msup>
            <math:mi>V</math:mi>
            <math:mrow>
              <math:mo math:stretchy="false">−</math:mo>
              <math:mn>1</math:mn>
            </math:mrow>
          </math:msup>
          <math:msup>
            <math:mi>P</math:mi>
            <math:mrow>
              <math:mo math:stretchy="false">−</math:mo>
              <math:mn>1</math:mn>
            </math:mrow>
          </math:msup>
          <math:mover math:accent="true">
            <math:mi>A</math:mi>
            <math:mo math:stretchy="false">ˉ</math:mo>
          </math:mover>
          <math:mrow>
            <math:mi/>
            <math:mo math:stretchy="false">=</math:mo>
            <math:mi/>
          </math:mrow>
          <math:mi>O</math:mi>
          <math:mrow>
            <math:mi/>
            <math:mo math:stretchy="false">+</math:mo>
            <math:mi/>
          </math:mrow>
          <math:mi math:fontstyle="italic">sx</math:mi>
          <math:mi>X</math:mi>
          <math:mrow>
            <math:mi/>
            <math:mo math:stretchy="false">+</math:mo>
            <math:mi/>
          </math:mrow>
          <math:mi math:fontstyle="italic">sy</math:mi>
          <math:mi>Y</math:mi>
          <math:mphantom>
            <math:mstyle>
              <math:mrow>
                <math:mrow>
                  <math:mrow>
                    <math:mi/>
                    <math:mo math:stretchy="false">+</math:mo>
                    <math:mi/>
                  </math:mrow>
                  <math:mn>1</math:mn>
                  <math:mi>Z</math:mi>
                </math:mrow>
              </math:mrow>
            </math:mstyle>
          </math:mphantom>
        </math:mrow>
      </math:mtr>
      <math:mtr>
        <math:mrow>
          <math:mi>B</math:mi>
          <math:mrow>
            <math:mi/>
            <math:mo math:stretchy="false">=</math:mo>
            <math:mi/>
          </math:mrow>
          <math:msup>
            <math:mi>V</math:mi>
            <math:mrow>
              <math:mo math:stretchy="false">−</math:mo>
              <math:mn>1</math:mn>
            </math:mrow>
          </math:msup>
          <math:msup>
            <math:mi>P</math:mi>
            <math:mrow>
              <math:mo math:stretchy="false">−</math:mo>
              <math:mn>1</math:mn>
            </math:mrow>
          </math:msup>
          <math:mover math:accent="true">
            <math:mi>B</math:mi>
            <math:mo math:stretchy="false">ˉ</math:mo>
          </math:mover>
          <math:mrow>
            <math:mi/>
            <math:mo math:stretchy="false">=</math:mo>
            <math:mi/>
          </math:mrow>
          <math:mi>O</math:mi>
          <math:mrow>
            <math:mi/>
            <math:mo math:stretchy="false">+</math:mo>
            <math:mi/>
          </math:mrow>
          <math:mi math:fontstyle="italic">sx</math:mi>
          <math:mi>X</math:mi>
          <math:mrow>
            <math:mi/>
            <math:mo math:stretchy="false">+</math:mo>
            <math:mi/>
          </math:mrow>
          <math:mi math:fontstyle="italic">sy</math:mi>
          <math:mi>Y</math:mi>
          <math:mrow>
            <math:mi/>
            <math:mo math:stretchy="false">+</math:mo>
            <math:mi/>
          </math:mrow>
          <math:mn>1</math:mn>
          <math:mi>Z</math:mi>
        </math:mrow>
      </math:mtr>
    </math:mtable>
    <math:annotation math:encoding="StarMath 5.0">A ~=~ V^-1 P^-1 bar A ~=~ O ~+~ sx X ~+~ sy Y phantom {~+~ 1 Z} newline
 B ~=~ V^-1 P^-1 bar B ~=~ O ~+~ sx X ~+~ sy Y ~+~ 1 Z</math:annotation>
  </math:semantics>
</math:math>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0.107cm" svg:height="5.063cm" svg:x="1.688cm" svg:y="2.732cm">
          <text:p text:style-name="P3"/>
          <draw:enhanced-geometry svg:viewBox="0 0 21600 21600" draw:type="rectangle" draw:enhanced-path="M 0 0 L 21600 0 21600 21600 0 21600 0 0 Z N"/>
        </draw:custom-shape>
        <draw:line draw:style-name="gr2" draw:text-style-name="P1" draw:layer="layout" svg:x1="6.715cm" svg:y1="2.732cm" svg:x2="6.715cm" svg:y2="7.795cm">
          <text:p text:style-name="P3"/>
        </draw:line>
        <draw:custom-shape draw:style-name="gr3" draw:text-style-name="P1" draw:layer="layout" svg:width="6.722cm" svg:height="0.873cm" svg:x="3.604cm" svg:y="6.622cm">
          <text:p text:style-name="P2">A</text:p>
          <draw:enhanced-geometry svg:viewBox="0 0 21600 21600" draw:glue-points="10800 0 3160 3160 0 10800 3160 18440 10800 21600 18440 18440 21600 10800 18440 3160" draw:text-areas="3200 3200 18400 18400" draw:type="ellipse"/>
        </draw:custom-shape>
        <draw:custom-shape draw:style-name="gr3" draw:text-style-name="P1" draw:layer="layout" svg:width="1.659cm" svg:height="1.001cm" svg:x="6.994cm" svg:y="5.221cm">
          <text:p text:style-name="P2">B</text:p>
          <draw:enhanced-geometry svg:viewBox="0 0 21600 21600" draw:glue-points="10800 0 3160 3160 0 10800 3160 18440 10800 21600 18440 18440 21600 10800 18440 3160" draw:text-areas="3200 3200 18400 18400" draw:type="ellipse"/>
        </draw:custom-shape>
        <draw:line draw:style-name="gr4" draw:text-style-name="P1" draw:layer="layout" svg:x1="2.332cm" svg:y1="1.631cm" svg:x2="9.626cm" svg:y2="7.623cm">
          <text:p text:style-name="P3"/>
        </draw:line>
        <draw:frame draw:style-name="gr5" draw:layer="layout" svg:width="1.311cm" svg:height="0.962cm" svg:x="5.006cm" svg:y="2.788cm">
          <draw:text-box>
            <text:p text:style-name="P3">C1</text:p>
          </draw:text-box>
        </draw:frame>
        <draw:frame draw:style-name="gr5" draw:layer="layout" svg:width="1.311cm" svg:height="0.962cm" svg:x="10.27cm" svg:y="2.775cm">
          <draw:text-box>
            <text:p text:style-name="P3">C2</text:p>
          </draw:text-box>
        </draw:frame>
        <draw:frame draw:style-name="gr5" draw:layer="layout" svg:width="0.502cm" svg:height="1.187cm" svg:x="2.49cm" svg:y="1.494cm">
          <draw:text-box>
            <text:p text:style-name="P3"/>
          </draw:text-box>
        </draw:frame>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8/content.xml><?xml version="1.0" encoding="utf-8"?>
<!DOCTYPE math  PUBLIC '-//OpenOffice.org//DTD Modified W3C MathML 1.01//EN'  'math.dtd'>
<math:math xmlns:math="http://www.w3.org/1998/Math/MathML">
  <math:semantics>
    <math:mtable>
      <math:mtr>
        <math:mrow>
          <math:mover math:accent="true">
            <math:mi>A</math:mi>
            <math:mo math:stretchy="false">ˉ</math:mo>
          </math:mover>
          <math:mrow>
            <math:mi/>
            <math:mo math:stretchy="false">=</math:mo>
            <math:mi/>
          </math:mrow>
          <math:mrow>
            <math:mo math:stretchy="false">(</math:mo>
            <math:mi math:fontstyle="italic">PV</math:mi>
            <math:mo math:stretchy="false">)</math:mo>
          </math:mrow>
          <math:mi>A</math:mi>
        </math:mrow>
      </math:mtr>
      <math:mtr>
        <math:mrow>
          <math:mover math:accent="true">
            <math:mi>B</math:mi>
            <math:mo math:stretchy="false">ˉ</math:mo>
          </math:mover>
          <math:mrow>
            <math:mi/>
            <math:mo math:stretchy="false">=</math:mo>
            <math:mi/>
          </math:mrow>
          <math:mrow>
            <math:mo math:stretchy="false">(</math:mo>
            <math:mi math:fontstyle="italic">PV</math:mi>
            <math:mo math:stretchy="false">)</math:mo>
          </math:mrow>
          <math:mi>B</math:mi>
        </math:mrow>
      </math:mtr>
    </math:mtable>
    <math:annotation math:encoding="StarMath 5.0">bar A ~=~ (PV) A newline
 	bar B ~=~ (PV) B</math:annotation>
  </math:semantics>
</math:math>
</file>

<file path=Object 2/content.xml><?xml version="1.0" encoding="utf-8"?>
<!DOCTYPE math  PUBLIC '-//OpenOffice.org//DTD Modified W3C MathML 1.01//EN'  'math.dtd'>
<math:math xmlns:math="http://www.w3.org/1998/Math/MathML">
  <math:semantics>
    <math:mrow>
      <math:mo math:stretchy="false">(</math:mo>
      <math:mrow>
        <math:msub>
          <math:mi>s</math:mi>
          <math:mi>x</math:mi>
        </math:msub>
        <math:mi>,</math:mi>
        <math:msub>
          <math:mi>s</math:mi>
          <math:mi>y</math:mi>
        </math:msub>
      </math:mrow>
      <math:mo math:stretchy="false">)</math:mo>
    </math:mrow>
    <math:annotation math:encoding="StarMath 5.0">(s_x,s_y)</math:annotation>
  </math:semantics>
</math:math>
</file>

<file path=Object 3/content.xml><?xml version="1.0" encoding="utf-8"?>
<!DOCTYPE math  PUBLIC '-//OpenOffice.org//DTD Modified W3C MathML 1.01//EN'  'math.dtd'>
<math:math xmlns:math="http://www.w3.org/1998/Math/MathML">
  <math:semantics>
    <math:mrow>
      <math:mrow>
        <math:mo math:stretchy="false">[</math:mo>
        <math:mrow>
          <math:mo math:stretchy="false">−</math:mo>
          <math:mn>1,1</math:mn>
        </math:mrow>
        <math:mo math:stretchy="false">]</math:mo>
      </math:mrow>
      <math:mo math:stretchy="false">×</math:mo>
      <math:mrow>
        <math:mo math:stretchy="false">[</math:mo>
        <math:mrow>
          <math:mo math:stretchy="false">−</math:mo>
          <math:mn>1,1</math:mn>
        </math:mrow>
        <math:mo math:stretchy="false">]</math:mo>
      </math:mrow>
    </math:mrow>
    <math:annotation math:encoding="StarMath 5.0">[-1,1] times [-1,1]</math:annotation>
  </math:semantics>
</math:math>
</file>

<file path=Object 4/content.xml><?xml version="1.0" encoding="utf-8"?>
<!DOCTYPE math  PUBLIC '-//OpenOffice.org//DTD Modified W3C MathML 1.01//EN'  'math.dtd'>
<math:math xmlns:math="http://www.w3.org/1998/Math/MathML">
  <math:semantics>
    <math:mrow>
      <math:mrow>
        <math:mo math:stretchy="false"></math:mo>
        <math:mrow>
          <math:msub>
            <math:mi>s</math:mi>
            <math:mi>x</math:mi>
          </math:msub>
          <math:mi>,</math:mi>
          <math:msub>
            <math:mi>s</math:mi>
            <math:mi>y</math:mi>
          </math:msub>
        </math:mrow>
        <math:mo math:stretchy="false"></math:mo>
      </math:mrow>
      <math:mrow>
        <math:mi/>
        <math:mo math:stretchy="false">=</math:mo>
        <math:mi/>
      </math:mrow>
      <math:mfenced math:open="" math:close="">
        <math:mrow>
          <math:mfrac>
            <math:mn>2</math:mn>
            <math:mi>w</math:mi>
          </math:mfrac>
          <math:mrow>
            <math:mrow>
              <math:mo math:stretchy="false"></math:mo>
              <math:mrow>
                <math:mi>i</math:mi>
                <math:mo math:stretchy="false"></math:mo>
                <math:mn>0.5</math:mn>
              </math:mrow>
              <math:mo math:stretchy="false"></math:mo>
            </math:mrow>
            <math:mo math:stretchy="false">−</math:mo>
            <math:mn>1,</math:mn>
          </math:mrow>
          <math:mi/>
          <math:mfrac>
            <math:mn>2</math:mn>
            <math:mi>h</math:mi>
          </math:mfrac>
          <math:mrow>
            <math:mrow>
              <math:mo math:stretchy="false"></math:mo>
              <math:mrow>
                <math:mi>j</math:mi>
                <math:mo math:stretchy="false"></math:mo>
                <math:mn>0.5</math:mn>
              </math:mrow>
              <math:mo math:stretchy="false"></math:mo>
            </math:mrow>
            <math:mo math:stretchy="false">−</math:mo>
            <math:mn>1</math:mn>
          </math:mrow>
        </math:mrow>
      </math:mfenced>
    </math:mrow>
    <math:annotation math:encoding="StarMath 5.0">(s_x,s_y) ~=~left( {2 over w}(i+0.5)-1, ~ {2 over h}(j+0.5)-1 right)</math:annotation>
  </math:semantics>
</math:math>
</file>

<file path=Object 5/content.xml><?xml version="1.0" encoding="utf-8"?>
<!DOCTYPE math  PUBLIC '-//OpenOffice.org//DTD Modified W3C MathML 1.01//EN'  'math.dtd'>
<math:math xmlns:math="http://www.w3.org/1998/Math/MathML">
  <math:semantics>
    <math:mrow>
      <math:mo math:stretchy="false">(</math:mo>
      <math:mrow>
        <math:msub>
          <math:mi>s</math:mi>
          <math:mi>x</math:mi>
        </math:msub>
        <math:mi>,</math:mi>
        <math:msub>
          <math:mi>s</math:mi>
          <math:mi>y</math:mi>
        </math:msub>
      </math:mrow>
      <math:mo math:stretchy="false">)</math:mo>
    </math:mrow>
    <math:annotation math:encoding="StarMath 5.0">(s_x,s_y)</math:annotation>
  </math:semantics>
</math:math>
</file>

<file path=Object 6/content.xml><?xml version="1.0" encoding="utf-8"?>
<!DOCTYPE math  PUBLIC '-//OpenOffice.org//DTD Modified W3C MathML 1.01//EN'  'math.dtd'>
<math:math xmlns:math="http://www.w3.org/1998/Math/MathML">
  <math:semantics>
    <math:mtable>
      <math:mtr>
        <math:mrow>
          <math:mi>A</math:mi>
          <math:mrow>
            <math:mi/>
            <math:mo math:stretchy="false">=</math:mo>
            <math:mi/>
          </math:mrow>
          <math:msup>
            <math:mrow>
              <math:mo math:stretchy="false">(</math:mo>
              <math:mi math:fontstyle="italic">PV</math:mi>
              <math:mo math:stretchy="false">)</math:mo>
            </math:mrow>
            <math:mrow>
              <math:mo math:stretchy="false">−</math:mo>
              <math:mn>1</math:mn>
            </math:mrow>
          </math:msup>
          <math:mover math:accent="true">
            <math:mi>A</math:mi>
            <math:mo math:stretchy="false">ˉ</math:mo>
          </math:mover>
          <math:mrow>
            <math:mi/>
            <math:mo math:stretchy="false">=</math:mo>
            <math:mi/>
          </math:mrow>
          <math:msup>
            <math:mi>V</math:mi>
            <math:mrow>
              <math:mo math:stretchy="false">−</math:mo>
              <math:mn>1</math:mn>
            </math:mrow>
          </math:msup>
          <math:msup>
            <math:mi>P</math:mi>
            <math:mrow>
              <math:mo math:stretchy="false">−</math:mo>
              <math:mn>1</math:mn>
            </math:mrow>
          </math:msup>
          <math:mover math:accent="true">
            <math:mi>A</math:mi>
            <math:mo math:stretchy="false">ˉ</math:mo>
          </math:mover>
        </math:mrow>
      </math:mtr>
      <math:mtr>
        <math:mrow>
          <math:mi>B</math:mi>
          <math:mrow>
            <math:mi/>
            <math:mo math:stretchy="false">=</math:mo>
            <math:mi/>
          </math:mrow>
          <math:msup>
            <math:mrow>
              <math:mo math:stretchy="false">(</math:mo>
              <math:mi math:fontstyle="italic">PV</math:mi>
              <math:mo math:stretchy="false">)</math:mo>
            </math:mrow>
            <math:mrow>
              <math:mo math:stretchy="false">−</math:mo>
              <math:mn>1</math:mn>
            </math:mrow>
          </math:msup>
          <math:mover math:accent="true">
            <math:mi>B</math:mi>
            <math:mo math:stretchy="false">ˉ</math:mo>
          </math:mover>
          <math:mrow>
            <math:mi/>
            <math:mo math:stretchy="false">=</math:mo>
            <math:mi/>
          </math:mrow>
          <math:msup>
            <math:mi>V</math:mi>
            <math:mrow>
              <math:mo math:stretchy="false">−</math:mo>
              <math:mn>1</math:mn>
            </math:mrow>
          </math:msup>
          <math:msup>
            <math:mi>P</math:mi>
            <math:mrow>
              <math:mo math:stretchy="false">−</math:mo>
              <math:mn>1</math:mn>
            </math:mrow>
          </math:msup>
          <math:mover math:accent="true">
            <math:mi>B</math:mi>
            <math:mo math:stretchy="false">ˉ</math:mo>
          </math:mover>
        </math:mrow>
      </math:mtr>
    </math:mtable>
    <math:annotation math:encoding="StarMath 5.0">A ~=~ (PV)^-1 bar A ~=~ V^-1 P^-1 bar A newline
 B ~=~ (PV)^-1 bar B ~=~ V^-1 P^-1 bar B </math:annotation>
  </math:semantics>
</math:math>
</file>

<file path=Object 7/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content.xml><?xml version="1.0" encoding="utf-8"?>
<!DOCTYPE math  PUBLIC '-//OpenOffice.org//DTD Modified W3C MathML 1.01//EN'  'math.dtd'>
<math:math xmlns:math="http://www.w3.org/1998/Math/MathML">
  <math:semantics>
    <math:mi>B</math:mi>
    <math:annotation math:encoding="StarMath 5.0">B</math:annotation>
  </math:semantics>
</math:math>
</file>

<file path=Object 9/content.xml><?xml version="1.0" encoding="utf-8"?>
<!DOCTYPE math  PUBLIC '-//OpenOffice.org//DTD Modified W3C MathML 1.01//EN'  'math.dtd'>
<math:math xmlns:math="http://www.w3.org/1998/Math/MathML">
  <math:semantics>
    <math:mover math:accent="true">
      <math:mi>A</math:mi>
      <math:mo math:stretchy="false">ˉ</math:mo>
    </math:mover>
    <math:annotation math:encoding="StarMath 5.0">bar A</math:annotation>
  </math:semantics>
</math:math>
</file>